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13.44mm"/>
    </style:style>
    <style:style style:name="co3" style:family="table-column">
      <style:table-column-properties fo:break-before="auto" style:column-width="18.66mm"/>
    </style:style>
    <style:style style:name="co4" style:family="table-column">
      <style:table-column-properties fo:break-before="auto" style:column-width="27.45mm"/>
    </style:style>
    <style:style style:name="co5" style:family="table-column">
      <style:table-column-properties fo:break-before="auto" style:column-width="22.51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23.6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45mm" fo:break-before="auto" style:use-optimal-row-height="true"/>
    </style:style>
    <style:style style:name="ta1" style:family="table" style:master-page-name="PageStyle_5f_Covariance">
      <style:table-properties table:display="true" style:writing-mode="lr-tb"/>
    </style:style>
    <style:style style:name="ta2" style:family="table" style:master-page-name="PageStyle_5f_cov">
      <style:table-properties table:display="false" style:writing-mode="lr-tb"/>
    </style:style>
    <style:style style:name="ta3" style:family="table" style:master-page-name="PageStyle_5f_Covariance2">
      <style:table-properties table:display="fals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206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Comma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Comma" style:data-style-name="N10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Excel_20_Built-in_20_Comma" style:data-style-name="N11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Comma" style:data-style-name="N11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7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omma" style:data-style-name="N112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20_Built-in_20_Comma" style:data-style-name="N113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7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ariance" table:style-name="ta1">
        <office:forms form:automatic-focus="false" form:apply-design-mode="false"/>
        <table:shapes>
          <draw:frame draw:z-index="0" draw:style-name="gr1" draw:text-style-name="P1" svg:width="99.47mm" svg:height="55.95mm" svg:x="17.79mm" svg:y="75.29mm">
            <draw:object draw:notify-on-update-of-ranges="Covariance.C11:Covariance.C11 Covariance.C12:Covariance.C16 Covariance.D11:Covariance.D11 Covariance.D12:Covariance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9.47mm" svg:height="55.95mm" svg:x="187.01mm" svg:y="77.97mm">
            <draw:object draw:notify-on-update-of-ranges="Covariance.C12:Covariance.C16 Covariance.D12:Covariance.D16 Covariance.D11:Covariance.D11 Covariance.C12:Covariance.C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Covariance</text:p>
          </table:table-cell>
          <table:table-cell table:number-columns-repeated="3"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SAT scores</text:p>
          </table:table-cell>
          <table:table-cell table:number-columns-repeated="3"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3"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/>
          <table:table-cell office:value-type="string" calcext:value-type="string">
            <text:p>You are given data on the SAT reading and writing scores of several students from our lesson on cross tables and scatter plots</text:p>
          </table:table-cell>
          <table:table-cell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/>
          <table:table-cell office:value-type="string" calcext:value-type="string">
            <text:p>Determine if this is sample or population</text:p>
          </table:table-cell>
          <table:table-cell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/>
          <table:table-cell office:value-type="string" calcext:value-type="string">
            <text:p>Calculate the covariance of the two datasets</text:p>
          </table:table-cell>
          <table:table-cell/>
          <table:table-cell table:style-name="ce10" table:number-columns-repeated="3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/>
          <table:table-cell office:value-type="string" calcext:value-type="string">
            <text:p>Plot the data on scatter plot and using your previous knowledge comment on whether there is a noticeable relationship between the two variables.</text:p>
          </table:table-cell>
          <table:table-cell/>
          <table:table-cell table:style-name="ce10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ce3"/>
          <table:table-cell table:number-columns-repeated="3"/>
          <table:table-cell table:style-name="ce10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5" office:value-type="string" calcext:value-type="string">
            <text:p>Writing</text:p>
          </table:table-cell>
          <table:table-cell table:style-name="ce5" office:value-type="string" calcext:value-type="string">
            <text:p>Reading</text:p>
          </table:table-cell>
          <table:table-cell table:number-columns-repeated="2"/>
          <table:table-cell table:style-name="ce12" office:value-type="string" calcext:value-type="string">
            <text:p>(x-x̅)*(y-ȳ)</text:p>
          </table:table-cell>
          <table:table-cell table:style-name="ce10"/>
          <table:table-cell table:style-name="ce16" office:value-type="string" calcext:value-type="string">
            <text:p>x̅ (writing mean):</text:p>
          </table:table-cell>
          <table:table-cell table:style-name="ce3" table:formula="of:=SUM([.C12:.C16])/5" office:value-type="float" office:value="517.4" calcext:value-type="float">
            <text:p>517,4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378" calcext:value-type="float">
            <text:p>378</text:p>
          </table:table-cell>
          <table:table-cell table:number-columns-repeated="2"/>
          <table:table-cell table:style-name="ce13" table:formula="of:=([.C12]-[.J11])*([.D12]-[.J12])" office:value-type="float" office:value="19490.16" calcext:value-type="float">
            <text:p>19.490,16 </text:p>
          </table:table-cell>
          <table:table-cell table:style-name="ce10"/>
          <table:table-cell table:style-name="ce16" office:value-type="string" calcext:value-type="string">
            <text:p>ȳ (reading mean):</text:p>
          </table:table-cell>
          <table:table-cell table:style-name="ce3" table:formula="of:=SUM([.D12:.D16])/5" office:value-type="float" office:value="490.4" calcext:value-type="float">
            <text:p>490,4</text:p>
          </table:table-cell>
          <table:table-cell table:number-columns-repeated="2"/>
          <table:table-cell table:style-name="ce17"/>
          <table:table-cell table:number-columns-repeated="1011"/>
        </table:table-row>
        <table:table-row table:style-name="ro6">
          <table:table-cell table:number-columns-repeated="2"/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349" calcext:value-type="float">
            <text:p>349</text:p>
          </table:table-cell>
          <table:table-cell table:number-columns-repeated="2"/>
          <table:table-cell table:style-name="ce13" table:formula="of:=([.C13]-[.J11])*([.D13]-[.J12])" office:value-type="float" office:value="19004.16" calcext:value-type="float">
            <text:p>19.004,16 </text:p>
          </table:table-cell>
          <table:table-cell table:style-name="Default"/>
          <table:table-cell table:style-name="ce16" office:value-type="string" calcext:value-type="string">
            <text:p>Sxy (covariance):</text:p>
          </table:table-cell>
          <table:table-cell table:style-name="ce3" table:formula="of:=[.G17]/4" office:value-type="float" office:value="21155.55" calcext:value-type="float">
            <text:p>21155,55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503" calcext:value-type="float">
            <text:p>503</text:p>
          </table:table-cell>
          <table:table-cell table:number-columns-repeated="2"/>
          <table:table-cell table:style-name="ce13" table:formula="of:=([.C14]-[.J11])*([.D14]-[.J12])" office:value-type="float" office:value="1179.36" calcext:value-type="float">
            <text:p>1.179,36 </text:p>
          </table:table-cell>
          <table:table-cell table:style-name="ce10"/>
          <table:table-cell table:number-columns-repeated="1016"/>
        </table:table-row>
        <table:table-row table:style-name="ro5">
          <table:table-cell table:number-columns-repeated="2"/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719" calcext:value-type="float">
            <text:p>719</text:p>
          </table:table-cell>
          <table:table-cell table:number-columns-repeated="2"/>
          <table:table-cell table:style-name="ce13" table:formula="of:=([.C15]-[.J11])*([.D15]-[.J12])" office:value-type="float" office:value="44714.16" calcext:value-type="float">
            <text:p>44.714,16 </text:p>
          </table:table-cell>
          <table:table-cell table:style-name="ce10"/>
          <table:table-cell office:value-type="string" calcext:value-type="string">
            <text:p>The covariance is positive, therefor they are moving together in the same direction.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503" calcext:value-type="float">
            <text:p>503</text:p>
          </table:table-cell>
          <table:table-cell table:number-columns-repeated="2"/>
          <table:table-cell table:style-name="ce13" table:formula="of:=([.C16]-[.J11])*([.D16]-[.J12])" office:value-type="float" office:value="234.360000000001" calcext:value-type="float">
            <text:p>234,36 </text:p>
          </table:table-cell>
          <table:table-cell table:style-name="ce10"/>
          <table:table-cell table:number-columns-repeated="1016"/>
        </table:table-row>
        <table:table-row table:style-name="ro3">
          <table:table-cell table:number-columns-repeated="6"/>
          <table:table-cell table:formula="of:=SUM([.G12:.G16])" office:value-type="float" office:value="84622.2" calcext:value-type="float">
            <text:p>84622,2</text:p>
          </table:table-cell>
          <table:table-cell table:style-name="ce10"/>
          <table:table-cell table:number-columns-repeated="1016"/>
        </table:table-row>
        <table:table-row table:style-name="ro2">
          <table:table-cell/>
          <table:table-cell table:style-name="ce4"/>
          <table:table-cell table:style-name="ce8" table:number-columns-repeated="2"/>
          <table:table-cell/>
          <table:table-cell table:style-name="ce3"/>
          <table:table-cell table:style-name="ce13"/>
          <table:table-cell table:style-name="ce10"/>
          <table:table-cell table:number-columns-repeated="1016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/>
          <table:table-cell table:style-name="ce14"/>
          <table:table-cell table:style-name="ce10"/>
          <table:table-cell table:number-columns-repeated="1016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13"/>
          <table:table-cell table:style-name="ce10"/>
          <table:table-cell table:number-columns-repeated="1016"/>
        </table:table-row>
        <table:table-row table:style-name="ro3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1"/>
          <table:table-cell table:style-name="ce15"/>
          <table:table-cell table:style-name="ce10"/>
          <table:table-cell table:number-columns-repeated="1016"/>
        </table:table-row>
        <table:table-row table:style-name="ro3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v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Covarianc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Housing data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Size (ft.)</text:p>
          </table:table-cell>
          <table:table-cell table:style-name="ce5" office:value-type="string" calcext:value-type="string">
            <text:p>Price ($)</text:p>
          </table:table-cell>
          <table:table-cell table:number-columns-repeated="2"/>
          <table:table-cell table:style-name="ce5" office:value-type="string" calcext:value-type="string">
            <text:p>(x-x̅)*(y-ȳ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 office:value-type="float" office:value="650" calcext:value-type="float">
            <text:p><text:s/>650 </text:p>
          </table:table-cell>
          <table:table-cell table:style-name="ce8" office:value-type="float" office:value="772000" calcext:value-type="float">
            <text:p><text:s/>772.000 </text:p>
          </table:table-cell>
          <table:table-cell table:number-columns-repeated="2"/>
          <table:table-cell table:style-name="ce14" table:formula="of:=([.C6]-[.$C$11])*([.D6]-[.$D$11])" office:value-type="float" office:value="34776000" calcext:value-type="float">
            <text:p>34.776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 office:value-type="float" office:value="785" calcext:value-type="float">
            <text:p><text:s/>785 </text:p>
          </table:table-cell>
          <table:table-cell table:style-name="ce8" office:value-type="float" office:value="998000" calcext:value-type="float">
            <text:p><text:s/>998.000 </text:p>
          </table:table-cell>
          <table:table-cell table:number-columns-repeated="2"/>
          <table:table-cell table:style-name="ce14" table:formula="of:=([.C7]-[.$C$11])*([.D7]-[.$D$11])" office:value-type="float" office:value="-5265000" calcext:value-type="float">
            <text:p>- 5.265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 office:value-type="float" office:value="1200" calcext:value-type="float">
            <text:p><text:s/>1.200 </text:p>
          </table:table-cell>
          <table:table-cell table:style-name="ce8" office:value-type="float" office:value="1200000" calcext:value-type="float">
            <text:p><text:s/>1.200.000 </text:p>
          </table:table-cell>
          <table:table-cell table:number-columns-repeated="2"/>
          <table:table-cell table:style-name="ce14" table:formula="of:=([.C8]-[.$C$11])*([.D8]-[.$D$11])" office:value-type="float" office:value="89178000" calcext:value-type="float">
            <text:p>89.178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 office:value-type="float" office:value="720" calcext:value-type="float">
            <text:p><text:s/>720 </text:p>
          </table:table-cell>
          <table:table-cell table:style-name="ce8" office:value-type="float" office:value="800000" calcext:value-type="float">
            <text:p><text:s/>800.000 </text:p>
          </table:table-cell>
          <table:table-cell table:number-columns-repeated="2"/>
          <table:table-cell table:style-name="ce14" table:formula="of:=([.C9]-[.$C$11])*([.D9]-[.$D$11])" office:value-type="float" office:value="19418000" calcext:value-type="float">
            <text:p>19.418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8" office:value-type="float" office:value="975" calcext:value-type="float">
            <text:p><text:s/>975 </text:p>
          </table:table-cell>
          <table:table-cell table:style-name="ce18" office:value-type="float" office:value="895000" calcext:value-type="float">
            <text:p><text:s/>895.000 </text:p>
          </table:table-cell>
          <table:table-cell table:number-columns-repeated="2"/>
          <table:table-cell table:style-name="ce19" table:formula="of:=([.C10]-[.$C$11])*([.D10]-[.$D$11])" office:value-type="float" office:value="-4142000" calcext:value-type="float">
            <text:p>- 4.142.000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style-name="ce8" table:formula="of:=AVERAGE([.C6:.C10])" office:value-type="float" office:value="866" calcext:value-type="float">
            <text:p><text:s/>866 </text:p>
          </table:table-cell>
          <table:table-cell table:style-name="ce8" table:formula="of:=AVERAGE([.D6:.D10])" office:value-type="float" office:value="933000" calcext:value-type="float">
            <text:p><text:s/>933.000 </text:p>
          </table:table-cell>
          <table:table-cell/>
          <table:table-cell table:style-name="ce3" office:value-type="string" calcext:value-type="string">
            <text:p>Sum</text:p>
          </table:table-cell>
          <table:table-cell table:style-name="ce14" table:formula="of:=SUM([.G6:.G10])" office:value-type="float" office:value="133965000" calcext:value-type="float">
            <text:p>133.965.00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Sample size</text:p>
          </table:table-cell>
          <table:table-cell table:style-name="ce14" office:value-type="float" office:value="5" calcext:value-type="float">
            <text:p>5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 office:value-type="string" calcext:value-type="string">
            <text:p>Cov. Sample</text:p>
          </table:table-cell>
          <table:table-cell table:style-name="ce14" table:formula="of:=[.G11]/4" office:value-type="float" office:value="33491250" calcext:value-type="float">
            <text:p>33.491.25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2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style-name="ce20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variance2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Covarianc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Housing data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5" office:value-type="string" calcext:value-type="string">
            <text:p>Size (ft.)</text:p>
          </table:table-cell>
          <table:table-cell table:style-name="ce5" office:value-type="string" calcext:value-type="string">
            <text:p>Price ($)</text:p>
          </table:table-cell>
          <table:table-cell table:number-columns-repeated="2"/>
          <table:table-cell table:style-name="ce5" office:value-type="string" calcext:value-type="string">
            <text:p>(x-x̅)*(y-ȳ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650" calcext:value-type="float">
            <text:p>650</text:p>
          </table:table-cell>
          <table:table-cell table:style-name="ce8" office:value-type="float" office:value="772000" calcext:value-type="float">
            <text:p><text:s/>772.000 </text:p>
          </table:table-cell>
          <table:table-cell table:number-columns-repeated="2"/>
          <table:table-cell table:style-name="ce14" table:formula="of:=([.C6]-[.$C$11])*([.D6]-[.$D$11])" office:value-type="float" office:value="34776000" calcext:value-type="float">
            <text:p>34.776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785" calcext:value-type="float">
            <text:p>785</text:p>
          </table:table-cell>
          <table:table-cell table:style-name="ce8" office:value-type="float" office:value="998000" calcext:value-type="float">
            <text:p><text:s/>998.000 </text:p>
          </table:table-cell>
          <table:table-cell table:number-columns-repeated="2"/>
          <table:table-cell table:style-name="ce14" table:formula="of:=([.C7]-[.$C$11])*([.D7]-[.$D$11])" office:value-type="float" office:value="-5265000" calcext:value-type="float">
            <text:p>- 5.265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8" office:value-type="float" office:value="1200000" calcext:value-type="float">
            <text:p><text:s/>1.200.000 </text:p>
          </table:table-cell>
          <table:table-cell table:number-columns-repeated="2"/>
          <table:table-cell table:style-name="ce14" table:formula="of:=([.C8]-[.$C$11])*([.D8]-[.$D$11])" office:value-type="float" office:value="89178000" calcext:value-type="float">
            <text:p>89.178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720" calcext:value-type="float">
            <text:p>720</text:p>
          </table:table-cell>
          <table:table-cell table:style-name="ce8" office:value-type="float" office:value="800000" calcext:value-type="float">
            <text:p><text:s/>800.000 </text:p>
          </table:table-cell>
          <table:table-cell table:number-columns-repeated="2"/>
          <table:table-cell table:style-name="ce14" table:formula="of:=([.C9]-[.$C$11])*([.D9]-[.$D$11])" office:value-type="float" office:value="19418000" calcext:value-type="float">
            <text:p>19.418.000 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float" office:value="975" calcext:value-type="float">
            <text:p>975</text:p>
          </table:table-cell>
          <table:table-cell table:style-name="ce18" office:value-type="float" office:value="895000" calcext:value-type="float">
            <text:p><text:s/>895.000 </text:p>
          </table:table-cell>
          <table:table-cell table:number-columns-repeated="2"/>
          <table:table-cell table:style-name="ce19" table:formula="of:=([.C10]-[.$C$11])*([.D10]-[.$D$11])" office:value-type="float" office:value="-4142000" calcext:value-type="float">
            <text:p>- 4.142.000 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style-name="ce10" table:formula="of:=AVERAGE([.C6:.C10])" office:value-type="float" office:value="866" calcext:value-type="float">
            <text:p>866</text:p>
          </table:table-cell>
          <table:table-cell table:style-name="ce8" table:formula="of:=AVERAGE([.D6:.D10])" office:value-type="float" office:value="933000" calcext:value-type="float">
            <text:p><text:s/>933.000 </text:p>
          </table:table-cell>
          <table:table-cell/>
          <table:table-cell table:style-name="ce3" office:value-type="string" calcext:value-type="string">
            <text:p>Sum</text:p>
          </table:table-cell>
          <table:table-cell table:style-name="ce14" table:formula="of:=SUM([.G6:.G10])" office:value-type="float" office:value="133965000" calcext:value-type="float">
            <text:p>133.965.00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 office:value-type="string" calcext:value-type="string">
            <text:p>Sample size</text:p>
          </table:table-cell>
          <table:table-cell table:style-name="ce14" office:value-type="float" office:value="5" calcext:value-type="float">
            <text:p>5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9" table:number-columns-repeated="2"/>
          <table:table-cell/>
          <table:table-cell table:style-name="ce3" office:value-type="string" calcext:value-type="string">
            <text:p>Cov. Sample</text:p>
          </table:table-cell>
          <table:table-cell table:style-name="ce14" table:formula="of:=[.G11]/4" office:value-type="float" office:value="33491250" calcext:value-type="float">
            <text:p>33.491.250 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20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/>
          <table:table-cell table:style-name="ce3"/>
          <table:table-cell table:style-name="ce20"/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>
            <draw:frame table:end-cell-address="Covariance2.G37" table:end-x="22.88mm" table:end-y="2.13mm" draw:z-index="0" draw:name="Chart 1" draw:style-name="gr2" draw:text-style-name="P2" svg:width="148.98mm" svg:height="58.75mm" svg:x="3.42mm" svg:y="3.7mm">
              <draw:object draw:notify-on-update-of-ranges="Covariance2.D6:Covariance2.D10 Covariance2.C6:Covariance2.C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- </number:text>
      <number:number number:decimal-places="0" loext:min-decimal-places="0" number:min-integer-digits="1" number:grouping="true"/>
      <number:text>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number:text>- </number:text>
      <number:number number:decimal-places="2" loext:min-decimal-places="2" number:min-integer-digits="1" number:grouping="true"/>
      <number:text> </number:text>
      <style:map style:condition="value()&gt;=0" style:apply-style-name="N114P0"/>
    </number:number-style>
    <number:number-style style:name="N115">
      <number:text>$</number:text>
      <number:number number:decimal-places="0" loext:min-decimal-places="0" number:min-integer-digits="1" number:grouping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variance" style:display-name="PageStyle_Covari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" style:display-name="PageStyle_c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ariance2" style:display-name="PageStyle_Covarianc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wPC</meta:initial-creator>
    <meta:creation-date>2017-03-21T13:09:44</meta:creation-date>
    <dc:date>2019-12-15T16:17:05.382424275</dc:date>
    <meta:generator>LibreOffice/6.0.7.3$Linux_X86_64 LibreOffice_project/00m0$Build-3</meta:generator>
    <meta:editing-duration>PT19M15S</meta:editing-duration>
    <meta:editing-cycles>3</meta:editing-cycles>
    <meta:document-statistic meta:table-count="3" meta:cell-count="94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5" style:family="chart">
      <style:graphic-properties svg:stroke-width="0.026cm" svg:stroke-color="#d9d9d9"/>
    </style:style>
    <style:style style:name="ch6" style:family="chart" style:data-style-name="N11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2060" style:text-position="0% 100%" fo:font-family="Arial" fo:font-size="9pt" fo:font-weight="bold" style:font-size-asian="9pt" style:font-weight-asian="bold" style:font-family-complex="Arial" style:font-family-generic-complex="swiss" style:font-size-complex="9pt" style:font-weight-complex="bold"/>
    </style:style>
    <style:style style:name="ch8" style:family="chart" style:data-style-name="N11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2060" draw:fill-color="#00206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899cm" svg:height="5.876cm" xlink:href=".." xlink:type="simple" chart:class="chart:scatter" chart:style-name="ch1">
        <chart:plot-area chart:style-name="ch2" table:cell-range-address="Covariance2.C6:Covariance2.D10" svg:x="1.308cm" svg:y="0.117cm" svg:width="13.294cm" svg:height="4.661cm">
          <chartooo:coordinate-region svg:x="2.997cm" svg:y="0.303cm" svg:width="10.862cm" svg:height="4.005cm"/>
          <chart:axis chart:dimension="x" chart:name="primary-x" chart:style-name="ch3">
            <chart:title svg:x="7.342cm" svg:y="4.895cm" chart:style-name="ch4">
              <text:p>Size (x)</text:p>
            </chart:title>
            <chart:grid chart:style-name="ch5" chart:class="major"/>
          </chart:axis>
          <chart:axis chart:dimension="y" chart:name="primary-y" chart:style-name="ch6">
            <chart:title svg:x="0.451cm" svg:y="3.179cm" chart:style-name="ch7">
              <text:p>Price (y) </text:p>
            </chart:title>
            <chart:grid chart:style-name="ch5" chart:class="major"/>
          </chart:axis>
          <chart:series chart:style-name="ch8" chart:values-cell-range-address="Covariance2.D6:Covariance2.D10" chart:class="chart:scatter">
            <chart:domain table:cell-range-address="Covariance2.C6:Covariance2.C1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">
                <text:p>650</text:p>
                <draw:g>
                  <svg:desc>Covariance2.C6:Covariance2.C10</svg:desc>
                </draw:g>
              </table:table-cell>
              <table:table-cell office:value-type="float" office:value="772000">
                <text:p>772000</text:p>
                <draw:g>
                  <svg:desc>Covariance2.D6:Covariance2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  <table:table-cell office:value-type="float" office:value="998000">
                <text:p>99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">
                <text:p>72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5">
                <text:p>975</text:p>
              </table:table-cell>
              <table:table-cell office:value-type="float" office:value="895000">
                <text:p>89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48cm" svg:height="5.596cm" xlink:href=".." xlink:type="simple" chart:class="chart:scatter" chart:style-name="ch1">
        <chart:plot-area chart:style-name="ch2" table:cell-range-address="Covariance.C11:Covariance.D16" chart:data-source-has-labels="both" svg:x="1.209cm" svg:y="0.111cm" svg:width="8.541cm" svg:height="4.393cm">
          <chartooo:coordinate-region svg:x="2.016cm" svg:y="0.31cm" svg:width="7.454cm" svg:height="3.547cm"/>
          <chart:axis chart:dimension="x" chart:name="primary-x" chart:style-name="ch3" chartooo:axis-type="auto">
            <chart:title svg:x="4.919cm" svg:y="4.615cm" chart:style-name="ch4">
              <text:p>Writing</text:p>
            </chart:title>
            <chart:categories table:cell-range-address="Covariance.C12:Covariance.C16"/>
          </chart:axis>
          <chart:axis chart:dimension="y" chart:name="primary-y" chart:style-name="ch3">
            <chart:title svg:x="0.451cm" svg:y="2.986cm" chart:style-name="ch5">
              <text:p>Reading</text:p>
            </chart:title>
            <chart:grid chart:style-name="ch6" chart:class="major"/>
          </chart:axis>
          <chart:series chart:style-name="ch7" chart:values-cell-range-address="Covariance.D12:Covariance.D16" chart:label-cell-address="Covariance.D11:Covariance.D11" chart:class="chart:scatter">
            <chart:domain table:cell-range-address="Covariance.C12:Covariance.C16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ing</text:p>
                <draw:g>
                  <svg:desc>Covariance.D11:Covariance.D11</svg:desc>
                </draw:g>
              </table:table-cell>
            </table:table-row>
          </table:table-header-rows>
          <table:table-rows>
            <table:table-row>
              <table:table-cell office:value-type="float" office:value="344">
                <text:p>344</text:p>
                <draw:g>
                  <svg:desc>Covariance.C12:Covariance.C16</svg:desc>
                </draw:g>
              </table:table-cell>
              <table:table-cell office:value-type="float" office:value="378">
                <text:p>378</text:p>
                <draw:g>
                  <svg:desc>Covariance.D12:Covariance.D16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03">
                <text:p>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48cm" svg:height="5.596cm" xlink:href=".." xlink:type="simple" chart:class="chart:scatter" chart:style-name="ch1">
        <chart:plot-area chart:style-name="ch2" table:cell-range-address="Covariance.C11:Covariance.D16" chart:data-source-has-labels="both" svg:x="1.209cm" svg:y="0.111cm" svg:width="8.541cm" svg:height="4.393cm">
          <chartooo:coordinate-region svg:x="2.016cm" svg:y="0.31cm" svg:width="7.454cm" svg:height="3.547cm"/>
          <chart:axis chart:dimension="x" chart:name="primary-x" chart:style-name="ch3" chartooo:axis-type="auto">
            <chart:title svg:x="4.8cm" svg:y="4.615cm" chart:style-name="ch4">
              <text:p>Reading</text:p>
            </chart:title>
            <chart:categories table:cell-range-address="Covariance.C12:Covariance.C16"/>
          </chart:axis>
          <chart:axis chart:dimension="y" chart:name="primary-y" chart:style-name="ch3">
            <chart:title svg:x="0.451cm" svg:y="2.867cm" chart:style-name="ch5">
              <text:p>Writing</text:p>
            </chart:title>
            <chart:grid chart:style-name="ch6" chart:class="major"/>
          </chart:axis>
          <chart:series chart:style-name="ch7" chart:values-cell-range-address="Covariance.C12:Covariance.C16" chart:label-cell-address="Covariance.D11:Covariance.D11" chart:class="chart:scatter">
            <chart:domain table:cell-range-address="Covariance.D12:Covariance.D16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ading</text:p>
                <draw:g>
                  <svg:desc>Covariance.D11:Covariance.D11</svg:desc>
                </draw:g>
              </table:table-cell>
            </table:table-row>
          </table:table-header-rows>
          <table:table-rows>
            <table:table-row>
              <table:table-cell office:value-type="float" office:value="344">
                <text:p>344</text:p>
                <draw:g>
                  <svg:desc>Covariance.C12:Covariance.C16</svg:desc>
                </draw:g>
              </table:table-cell>
              <table:table-cell office:value-type="float" office:value="378">
                <text:p>378</text:p>
                <draw:g>
                  <svg:desc>Covariance.D12:Covariance.D16</svg:desc>
                </draw:g>
              </table:table-cell>
              <table:table-cell office:value-type="float" office:value="344">
                <text:p>344</text:p>
                <draw:g>
                  <svg:desc>Covariance.C12:Covariance.C16</svg:desc>
                </draw:g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349">
                <text:p>34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03">
                <text:p>50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719">
                <text:p>71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503">
                <text:p>503</text:p>
              </table:table-cell>
              <table:table-cell office:value-type="float" office:value="536">
                <text:p>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